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9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140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49.95pt" fo:break-before="auto" style:use-optimal-row-height="true"/>
    </style:style>
    <style:style style:name="ro6" style:family="table-row">
      <style:table-row-properties style:row-height="88.81pt" fo:break-before="auto" style:use-optimal-row-height="true"/>
    </style:style>
    <style:style style:name="ro7" style:family="table-row">
      <style:table-row-properties style:row-height="16.84pt" fo:break-before="auto" style:use-optimal-row-height="false"/>
    </style:style>
    <style:style style:name="ro8" style:family="table-row">
      <style:table-row-properties style:row-height="41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/>
    </style:style>
    <style:style style:name="ce12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4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CU2.C</text:p>
          </table:table-cell>
          <table:table-cell office:value-type="string" calcext:value-type="string" table:number-columns-spanned="2" table:number-rows-spanned="1">
            <text:p>Introducir los datos de unas elecciones seleccionando una entrada del historial de ejecuciones</text:p>
          </table:table-cell>
          <table:covered-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debe permitir al Usuario introducir los datos de unas elecciones seleccionando una de las entradas del historial de ejecuciones anteriores según se describe en el siguiente caso de uso:</text:p>
          </table:table-cell>
          <table:covered-table-cell table:style-name="Default"/>
          <table:table-cell table:number-columns-repeated="2"/>
        </table:table-row>
        <table:table-row table:style-name="ro4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Usuario está identificado de forma única en el sistema. </text:p>
          </table:table-cell>
          <table:covered-table-cell table:style-name="ce1"/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Secuencia normal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l Usuario selecciona una de las entradas del historial de ejecuciones.</text:p>
          </table:table-cell>
          <table:table-cell table:number-columns-repeated="2"/>
        </table:table-row>
        <table:table-row table:style-name="ro5">
          <table:table-cell/>
          <table:covered-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El Sistema muestra los valores de los datos de la Elección utilizados de la entrada seleccionada <text:s/>y la opción de <text:s/>“Cargar datos”.</text:p>
          </table:table-cell>
          <table:table-cell table:number-columns-repeated="2"/>
        </table:table-row>
        <table:table-row table:style-name="ro4">
          <table:table-cell/>
          <table:covered-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El Usuario selecciona la opción de “Cargar datos”.</text:p>
          </table:table-cell>
          <table:table-cell table:number-columns-repeated="2"/>
        </table:table-row>
        <table:table-row table:style-name="ro6">
          <table:table-cell/>
          <table:covered-table-cell table:style-name="Default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El Sistema muestra la Configuración, los datos de la Elección, los datos de las Circunscripciones y los datos de las Candidaturas de la entrada del historial seleccionada como si hubieran sido introducidos por el Usuario mediante la interfaz.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Alternativas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2"/>
        </table:table-row>
        <table:table-row table:style-name="ro5"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ce12" office:value-type="string" calcext:value-type="string">
            <text:p>Si el usuario desea modificar algún dato, se realiza el caso de uso “Modificar datos de la elección”, en caso contrario, el caso de uso termina</text:p>
          </table:table-cell>
          <table:table-cell table:number-columns-repeated="2"/>
        </table:table-row>
        <table:table-row table:style-name="ro7">
          <table:table-cell/>
          <table:table-cell table:style-name="ce5" office:value-type="string" calcext:value-type="string" table:number-columns-spanned="1" table:number-rows-spanned="2">
            <text:p>Excepciones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2"/>
        </table:table-row>
        <table:table-row table:style-name="ro7">
          <table:table-cell/>
          <table:covered-table-cell table:style-name="ce5"/>
          <table:table-cell table:style-name="ce11" office:value-type="float" office:value="3" calcext:value-type="float">
            <text:p>3</text:p>
          </table:table-cell>
          <table:table-cell table:style-name="ce6" office:value-type="string" calcext:value-type="string">
            <text:p>Si el Usuario selecciona la opción de “Cancelar”, el Sistema oculta <text:s/>los valores de los datos de la Elección utilizados de la entrada seleccionada y el caso de uso queda sin efecto.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Poscondición</text:p>
          </table:table-cell>
          <table:table-cell office:value-type="string" calcext:value-type="string" table:number-columns-spanned="2" table:number-rows-spanned="1">
            <text:p>La configuración y los datos de la Elección, las Circunscripciones y las Candidaturas utilizados en una ejecución anterior están introducidos en el sistema.</text:p>
          </table:table-cell>
          <table:covered-table-cell office:value-type="string" calcext:value-type="string">
            <text:p>“Modificar datos de la elección”, en caso contrario el caso de uso termina</text:p>
          </table:covered-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office:value-type="string" calcext:value-type="string" table:number-columns-spanned="2" table:number-rows-spanned="1">
            <text:p>Menos de 2 segundos entre los pasos 1 y 2.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 table:number-columns-spanned="2" table:number-rows-spanned="1">
            <text:p>1 vez cada 10 minutos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Vital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Urgente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2:26:39.432195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11:41:07.280849424</meta:creation-date>
    <dc:date>2019-11-02T13:03:37.844894782</dc:date>
    <meta:editing-duration>PT2H32M18S</meta:editing-duration>
    <meta:editing-cycles>17</meta:editing-cycles>
    <meta:generator>LibreOffice/6.3.1.2$Linux_X86_64 LibreOffice_project/30$Build-2</meta:generator>
    <meta:document-statistic meta:table-count="1" meta:cell-count="40" meta:object-count="0"/>
  </office:meta>
</office:document-meta>
</file>